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NP</text:p>
          </table:table-cell>
          <table:table-cell office:value-type="string" calcext:value-type="string">
            <text:p>CHR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ats_correction.MLM</text:p>
          </table:table-cell>
        </table:table-row>
        <table:table-row table:style-name="ro1">
          <table:table-cell office:value-type="string" calcext:value-type="string">
            <text:p>Chr09_62620720</text:p>
          </table:table-cell>
          <table:table-cell office:value-type="float" office:value="9" calcext:value-type="float">
            <text:p>9</text:p>
          </table:table-cell>
          <table:table-cell office:value-type="float" office:value="62620720" calcext:value-type="float">
            <text:p>626207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.10730060403307" calcext:value-type="float">
            <text:p>2.10730060403307</text:p>
          </table:table-cell>
          <table:table-cell office:value-type="float" office:value="0.518903581709442" calcext:value-type="float">
            <text:p>0.518903581709442</text:p>
          </table:table-cell>
          <table:table-cell office:value-type="float" office:value="0.0000621624722351944" calcext:value-type="float">
            <text:p>6.21624722351944E-05</text:p>
          </table:table-cell>
        </table:table-row>
        <table:table-row table:style-name="ro1">
          <table:table-cell office:value-type="string" calcext:value-type="string">
            <text:p>Chr03_69067236</text:p>
          </table:table-cell>
          <table:table-cell office:value-type="float" office:value="3" calcext:value-type="float">
            <text:p>3</text:p>
          </table:table-cell>
          <table:table-cell office:value-type="float" office:value="69067236" calcext:value-type="float">
            <text:p>69067236</text:p>
          </table:table-cell>
          <table:table-cell table:style-name="ce1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-3.5940216084233" calcext:value-type="float">
            <text:p>-3.5940216084233</text:p>
          </table:table-cell>
          <table:table-cell office:value-type="float" office:value="0.944515028680352" calcext:value-type="float">
            <text:p>0.944515028680352</text:p>
          </table:table-cell>
          <table:table-cell office:value-type="float" office:value="0.000171245523408981" calcext:value-type="float">
            <text:p>0.000171245523408981</text:p>
          </table:table-cell>
        </table:table-row>
        <table:table-row table:style-name="ro1">
          <table:table-cell office:value-type="string" calcext:value-type="string">
            <text:p>Chr06_39694475</text:p>
          </table:table-cell>
          <table:table-cell office:value-type="float" office:value="6" calcext:value-type="float">
            <text:p>6</text:p>
          </table:table-cell>
          <table:table-cell office:value-type="float" office:value="39694475" calcext:value-type="float">
            <text:p>39694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.92976618956413" calcext:value-type="float">
            <text:p>3.92976618956413</text:p>
          </table:table-cell>
          <table:table-cell office:value-type="float" office:value="0.859792885884785" calcext:value-type="float">
            <text:p>0.859792885884785</text:p>
          </table:table-cell>
          <table:table-cell office:value-type="float" office:value="0.00000707410754142643" calcext:value-type="float">
            <text:p>7.07410754142643E-06</text:p>
          </table:table-cell>
        </table:table-row>
        <table:table-row table:style-name="ro1">
          <table:table-cell office:value-type="string" calcext:value-type="string">
            <text:p>Chr03_62260337</text:p>
          </table:table-cell>
          <table:table-cell office:value-type="float" office:value="3" calcext:value-type="float">
            <text:p>3</text:p>
          </table:table-cell>
          <table:table-cell office:value-type="float" office:value="62260337" calcext:value-type="float">
            <text:p>622603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.606137774941601" calcext:value-type="float">
            <text:p>0.606137774941601</text:p>
          </table:table-cell>
          <table:table-cell office:value-type="float" office:value="0.656254070401612" calcext:value-type="float">
            <text:p>0.656254070401612</text:p>
          </table:table-cell>
          <table:table-cell office:value-type="float" office:value="0.356407657047287" calcext:value-type="float">
            <text:p>0.356407657047287</text:p>
          </table:table-cell>
        </table:table-row>
        <table:table-row table:style-name="ro1">
          <table:table-cell office:value-type="string" calcext:value-type="string">
            <text:p>Chr10_442685</text:p>
          </table:table-cell>
          <table:table-cell office:value-type="float" office:value="10" calcext:value-type="float">
            <text:p>10</text:p>
          </table:table-cell>
          <table:table-cell office:value-type="float" office:value="442685" calcext:value-type="float">
            <text:p>442685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.08757854049151" calcext:value-type="float">
            <text:p>1.08757854049151</text:p>
          </table:table-cell>
          <table:table-cell office:value-type="float" office:value="0.821183481186852" calcext:value-type="float">
            <text:p>0.821183481186852</text:p>
          </table:table-cell>
          <table:table-cell office:value-type="float" office:value="0.186360520410333" calcext:value-type="float">
            <text:p>0.186360520410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3:39:16.833388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1:39:59.372188656</meta:creation-date>
    <dc:date>2024-09-03T13:43:37.823150333</dc:date>
    <meta:editing-duration>PT9M15S</meta:editing-duration>
    <meta:editing-cycles>2</meta:editing-cycles>
    <meta:generator>LibreOffice/7.5.9.2$Linux_X86_64 LibreOffice_project/50$Build-2</meta:generator>
    <meta:document-statistic meta:table-count="1" meta:cell-count="48" meta:object-count="0"/>
  </office:meta>
</office:document-meta>
</file>